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19mm"/>
    </style:style>
    <style:style style:name="co3" style:family="table-column">
      <style:table-column-properties fo:break-before="auto" style:column-width="3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4"/>
    <style:style style:name="ce3" style:family="table-cell" style:parent-style-name="Default">
      <style:text-properties style:font-name="Liberation Sans" style:font-name-asian="DejaVu Sans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I013" table:style-name="ta1">
        <table:shapes>
          <draw:frame draw:z-index="0" draw:style-name="gr1" draw:text-style-name="P1" svg:width="151.61mm" svg:height="89.99mm" svg:x="0mm" svg:y="45.68mm">
            <loext:p draw:notify-on-update-of-ranges="2I013.A2:2I013.A9 2I013.B1:2I013.B1 2I013.B2:2I013.B9 2I013.C1:2I013.C1 2I013.C2:2I013.C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Jour</text:p>
          </table:table-cell>
          <table:table-cell table:style-name="Default" office:value-type="string" calcext:value-type="string">
            <text:p>Burn down chart (idéal)</text:p>
          </table:table-cell>
          <table:table-cell table:style-name="ce3" office:value-type="string" calcext:value-type="string">
            <text:p>Burn down chart (réel)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Jour 0</text:p>
          </table:table-cell>
          <table:table-cell table:style-name="ce2" table:formula="of:=3+2+2+2+2+3+2+2+2" office:value-type="float" office:value="20" calcext:value-type="float">
            <text:p>20,00</text:p>
          </table:table-cell>
          <table:table-cell table:style-name="ce2" table:formula="of:=[.B2]" office:value-type="float" office:value="20" calcext:value-type="float">
            <text:p>20,00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Jour 1</text:p>
          </table:table-cell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Jour 2</text:p>
          </table:table-cell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Jour 3</text:p>
          </table:table-cell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Jour 4</text:p>
          </table:table-cell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Jour 5</text:p>
          </table:table-cell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Jour 6</text:p>
          </table:table-cell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Jour 7</text:p>
          </table:table-cell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 table:number-rows-repeated="24">
          <table:table-cell/>
          <table:table-cell table:style-name="Default" table:number-columns-repeated="4"/>
          <table:table-cell table:number-columns-repeated="4"/>
        </table:table-row>
        <table:table-row table:style-name="ro1" table:number-rows-repeated="17">
          <table:table-cell table:number-columns-repeated="9"/>
        </table:table-row>
        <table:table-row table:style-name="ro1" table:number-rows-repeated="21">
          <table:table-cell table:style-name="ce1"/>
          <table:table-cell table:number-columns-repeated="4"/>
          <table:table-cell table:style-name="ce1" table:number-columns-repeated="4"/>
        </table:table-row>
        <table:table-row table:style-name="ro1">
          <table:table-cell table:style-name="ce1"/>
          <table:table-cell table:number-columns-repeated="4"/>
          <table:table-cell table:style-name="ce1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8">00/00/0000</text:date>, <text:time style:data-style-name="N2" text:time-value="09:13:02.6231709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 </meta:initial-creator>
    <meta:creation-date>2019-02-21T10:27:50.422309784</meta:creation-date>
    <meta:generator>LibreOffice/5.2.7.2$Linux_X86_64 LibreOffice_project/20m0$Build-2</meta:generator>
    <dc:date>2019-03-28T12:34:34.246739715</dc:date>
    <meta:editing-duration>PT1H35M27S</meta:editing-duration>
    <meta:editing-cycles>16</meta:editing-cycles>
    <dc:creator>ROSE </dc:creator>
    <meta:document-statistic meta:table-count="1" meta:cell-count="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62cm" svg:height="9cm" xlink:href=".." xlink:type="simple" chart:class="chart:line" chart:style-name="ch1">
        <chart:title svg:x="4.733cm" svg:y="0.316cm" chart:style-name="ch2">
          <text:p>Burn down chart du Sprint-5</text:p>
        </chart:title>
        <chart:subtitle svg:x="5.434cm" svg:y="1.275cm" chart:style-name="ch3">
          <text:p>21/03/2019 - 28/03/2019</text:p>
        </chart:subtitle>
        <chart:legend chart:legend-position="end" svg:x="10.299cm" svg:y="3.952cm" style:legend-expansion="high" chart:style-name="ch4"/>
        <chart:plot-area chart:style-name="ch5" table:cell-range-address="2I013.A1:2I013.C9" chart:data-source-has-labels="both" svg:x="1.314cm" svg:y="2.138cm" svg:width="8.682cm" svg:height="6.682cm">
          <chartooo:coordinate-region svg:x="2.412cm" svg:y="2.337cm" svg:width="7.106cm" svg:height="5.836cm"/>
          <chart:axis chart:dimension="x" chart:name="primary-x" chart:style-name="ch6" chartooo:axis-type="auto">
            <chartooo:date-scale/>
            <chart:categories table:cell-range-address="2I013.A2:2I013.A9"/>
          </chart:axis>
          <chart:axis chart:dimension="y" chart:name="primary-y" chart:style-name="ch7">
            <chart:title svg:x="0.451cm" svg:y="7.481cm" chart:style-name="ch8">
              <text:p>Nombre d'heures restantes</text:p>
            </chart:title>
            <chart:grid chart:style-name="ch9" chart:class="major"/>
          </chart:axis>
          <chart:series chart:style-name="ch10" chart:values-cell-range-address="2I013.B2:2I013.B9" chart:label-cell-address="2I013.B1:2I013.B1" chart:class="chart:line">
            <chart:data-point chart:repeated="8"/>
          </chart:series>
          <chart:series chart:style-name="ch11" chart:values-cell-range-address="2I013.C2:2I013.C9" chart:label-cell-address="2I013.C1:2I013.C1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rn down chart (idéal)</text:p>
                <draw:g>
                  <svg:desc>2I013.B1:2I013.B1</svg:desc>
                </draw:g>
              </table:table-cell>
              <table:table-cell office:value-type="string">
                <text:p>Burn down chart (réel)</text:p>
                <draw:g>
                  <svg:desc>2I013.C1:2I01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our 0</text:p>
                <draw:g>
                  <svg:desc>2I013.A2:2I013.A9</svg:desc>
                </draw:g>
              </table:table-cell>
              <table:table-cell office:value-type="float" office:value="20">
                <text:p>20</text:p>
                <draw:g>
                  <svg:desc>2I013.B2:2I013.B9</svg:desc>
                </draw:g>
              </table:table-cell>
              <table:table-cell office:value-type="float" office:value="20">
                <text:p>20</text:p>
                <draw:g>
                  <svg:desc>2I013.C2:2I013.C9</svg:desc>
                </draw:g>
              </table:table-cell>
            </table:table-row>
            <table:table-row>
              <table:table-cell office:value-type="string">
                <text:p>Jour 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our 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our 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our 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our 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our 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our 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